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e2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SELECT Contents,username FROM COMMENTS</text:p>
      <text:p text:style-name="Standard">-- JOIN photos</text:p>
      <text:p text:style-name="Standard">-- on COMMENTS.photo_id=photos.id</text:p>
      <text:p text:style-name="Standard">-- JOIN USERS</text:p>
      <text:p text:style-name="Standard">-- ON Comments.user_id=users.id</text:p>
      <text:p text:style-name="Standard">-- WHERE photos.id=3;</text:p>
      <text:p text:style-name="Standard"/>
      <text:p text:style-name="Standard"/>
      <text:p text:style-name="Standard"/>
      <text:p text:style-name="Standard"/>
      <text:p text:style-name="P1">SELECT AVG(count_comment) AS average_comment </text:p>
      <text:p text:style-name="P1">FROM ( </text:p>
      <text:p text:style-name="P1">  SELECT COUNT(*) AS count_comment </text:p>
      <text:p text:style-name="P1">  FROM comments</text:p>
      <text:p text:style-name="P1"><text:s/>  GROUP BY photo_id ) QUERY; </text:p>
      <text:p text:style-name="Standard"/>
      <text:p text:style-name="Standard"/>
      <text:p text:style-name="Standard"/>
      <text:p text:style-name="Standard"/>
      <text:p text:style-name="Standard"/>
      <text:p text:style-name="P1">- SELECT MAX(CommentCount) FROM -</text:p>
      <text:p text:style-name="P1"><text:s/>( </text:p>
      <text:p text:style-name="P1">-- SELECT   COUNT(Comments.photo_id) as CommentCount </text:p>
      <text:p text:style-name="P1">-- FROM Photos</text:p>
      <text:p text:style-name="P1"><text:s/>-- LEFT JOIN Comments on <text:a xlink:type="simple" xlink:href="http://Photos.id/" office:target-frame-name="_blank" xlink:show="new" text:style-name="Internet_20_link" text:visited-style-name="Visited_20_Internet_20_Link">Photos.id</text:a> = Comments.Photo_id -- GROUP BY <text:a xlink:type="simple" xlink:href="http://Photos.id/" office:target-frame-name="_blank" xlink:show="new" text:style-name="Internet_20_link" text:visited-style-name="Visited_20_Internet_20_Link">Photos.id</text:a> </text:p>
      <text:p text:style-name="P1">-- ORDER BY CommentCount DESC</text:p>
      <text:p text:style-name="P1"/>
      <text:p text:style-name="P1"><text:s/>--   )QUERY;</text:p>
      <text:p text:style-name="P1"/>
      <text:p text:style-name="P1"/>
      <text:p text:style-name="P1"/>
      <text:p text:style-name="P1"/>
      <text:p text:style-name="P1"/>
      <text:p text:style-name="P1">-- SELECT AVG(LENGTH(contents)) </text:p>
      <text:p text:style-name="P1">-- FROM COMMENTS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2T11:30:54.202667174</meta:creation-date>
    <meta:generator>LibreOffice/6.4.7.2$Linux_X86_64 LibreOffice_project/40$Build-2</meta:generator>
    <dc:date>2023-07-12T11:45:39.129312445</dc:date>
    <meta:editing-duration>PT11S</meta:editing-duration>
    <meta:editing-cycles>1</meta:editing-cycles>
    <meta:document-statistic meta:table-count="0" meta:image-count="0" meta:object-count="0" meta:page-count="1" meta:paragraph-count="20" meta:word-count="76" meta:character-count="557" meta:non-whitespace-character-count="479"/>
  </office:meta>
</office:document-meta>
</file>